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5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6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style:text-autospace="none"/>
    </style:style>
    <style:style style:name="P9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12pt" fo:language="en" fo:country="none" fo:font-style="italic" style:font-size-asian="12pt" style:font-style-asian="italic" style:font-name-complex="Calibri" style:font-size-complex="12pt" style:font-style-complex="italic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text-underline-style="none"/>
    </style:style>
    <style:style style:name="P12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3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4" style:family="paragraph" style:parent-style-name="WW-Default">
      <style:paragraph-properties fo:line-height="115%"/>
    </style:style>
    <style:style style:name="P15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WW-Default">
      <style:paragraph-properties fo:line-height="115%"/>
      <style:text-properties style:font-name="Calibri" fo:font-size="12pt" fo:language="en" fo:country="none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</style:style>
    <style:style style:name="P23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8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0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1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2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3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4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text:tab/></text:p>
      <text:p text:style-name="P13"><text:span text:style-name="T10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13"/>
      <text:p text:style-name="P14"><text:span text:style-name="T11">MISSION STATEMENT</text:span><text:span text:style-name="T14"><text:line-break/></text:span><text:span text:style-name="Strong_20_Emphasis"><text:span text:style-name="T13"><draw:custom-shape text:anchor-type="as-char" svg:y="-0.0374in" draw:z-index="4" draw:style-name="gr1" draw:text-style-name="P23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14"><text:span text:style-name="Strong_20_Emphasis"><text:span text:style-name="T7"/></text:span></text:p>
      <text:p text:style-name="P15">Self-taught aspiring Android software engineer looking for work opportunities to grow.</text:p>
      <text:p text:style-name="P16"/>
      <text:p text:style-name="P14"><text:span text:style-name="T11">EDUCATION</text:span><text:span text:style-name="T14"><text:line-break/></text:span><text:span text:style-name="Strong_20_Emphasis"><text:span text:style-name="T13"><draw:custom-shape text:anchor-type="as-char" svg:y="-0.0374in" draw:z-index="0" draw:style-name="gr1" draw:text-style-name="P23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Standard"><text:span text:style-name="T1">Associates of Computer Science, </text:span><text:span text:style-name="T5">Mesa Community College, Mesa</text:span><text:span text:style-name="T3"> <text:tab/><text:tab/><text:tab/><text:tab/><text:tab/><text:tab/> <text:s/></text:span><text:span text:style-name="T6">2021</text:span></text:p>
      <text:list xml:id="list7286674858750087378" text:style-name="L1">
        <text:list-item>
          <text:p text:style-name="P18">OOP &amp; Data Structures, Java.</text:p>
        </text:list-item>
        <text:list-item>
          <text:p text:style-name="P21">Computer Organization &amp; Assembly Language, MIPS.</text:p>
        </text:list-item>
        <text:list-item>
          <text:p text:style-name="P21">Introduction To Different Programming Languages, <text:s/>C++, Scheme, Prolog.</text:p>
        </text:list-item>
        <text:list-item>
          <text:p text:style-name="P22"><text:span text:style-name="Strong_20_Emphasis"><text:span text:style-name="T16">President's Honor List, Spring 2021.</text:span></text:span></text:p>
          <text:p text:style-name="P22"><text:span text:style-name="Strong_20_Emphasis"><text:span text:style-name="T16"/></text:span></text:p>
        </text:list-item>
      </text:list>
      <text:p text:style-name="Standard"><text:span text:style-name="T1">High School Diploma, </text:span><text:span text:style-name="T5">Mesa Mountain View High School, Mesa<text:tab/><text:tab/><text:tab/><text:tab/><text:tab/><text:tab/><text:tab/> <text:s/></text:span><text:span text:style-name="T6">2018</text:span></text:p>
      <text:list xml:id="list1703094490" text:continue-numbering="true" text:style-name="L1">
        <text:list-item>
          <text:p text:style-name="P18">Completed AP IT 1 &amp; 2</text:p>
        </text:list-item>
        <text:list-item>
          <text:p text:style-name="P18">Academic Decathlon State Wide Winner:</text:p>
          <text:list>
            <text:list-item>
              <text:p text:style-name="P18">Gold in Social Sciences, Silver in Language &amp; Literature, Bronze in Overall Team.</text:p>
            </text:list-item>
          </text:list>
        </text:list-item>
      </text:list>
      <text:p text:style-name="P4"/>
      <text:p text:style-name="P2">New Horizon Computer Learning Center<text:tab/><text:tab/><text:tab/><text:tab/><text:tab/><text:tab/><text:tab/><text:tab/><text:tab/> <text:s text:c="2"/>2014</text:p>
      <text:list xml:id="list238857504" text:continue-numbering="true" text:style-name="L1">
        <text:list-item>
          <text:p text:style-name="P18">Completed OS, Software, &amp; IT.</text:p>
        </text:list-item>
        <text:list-item>
          <text:p text:style-name="P18">Completed Intro to Javascript.</text:p>
        </text:list-item>
      </text:list>
      <text:p text:style-name="P5"><text:tab/></text:p>
      <text:p text:style-name="P8"><text:span text:style-name="T12">WORK EXPERIENCE<text:line-break/></text:span><text:span text:style-name="T12"><draw:custom-shape text:anchor-type="as-char" svg:y="-0.0374in" draw:z-index="1" draw:style-name="gr1" draw:text-style-name="P23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span text:style-name="T2">Cashier &amp; Customer Service, </text:span><text:span text:style-name="T9">Niro's Gyros,</text:span><text:span text:style-name="T8"> </text:span><text:span text:style-name="T9">Phoenix</text:span><text:span text:style-name="T4">, AZ</text:span><text:span text:style-name="T2"> <text:s text:c="28"/><text:tab/><text:tab/> <text:s text:c="26"/>Nov 2019 – June 2020</text:span></text:p>
      <text:list xml:id="list970428422" text:continue-numbering="true" text:style-name="L1">
        <text:list-item>
          <text:p text:style-name="P18">Provided outstanding customer service as a cashier, increasing average daily tips by 30%.</text:p>
        </text:list-item>
        <text:list-item>
          <text:p text:style-name="P18">Delivered customer orders with own vehicle to maintain quicker deliveries of restaurant.</text:p>
          <text:p text:style-name="P20"/>
        </text:list-item>
      </text:list>
      <text:p text:style-name="P10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2138968173" text:continue-numbering="true" text:style-name="L1">
        <text:list-item>
          <text:p text:style-name="P18">Designed &amp; marketed custom sneakers that lead to sales in a competitive market.</text:p>
        </text:list-item>
        <text:list-item>
          <text:p text:style-name="P18">Built &amp; maintained Instagram &amp; E-commerce sites on various platforms to drive sales.</text:p>
        </text:list-item>
      </text:list>
      <text:p text:style-name="P12"/>
      <text:p text:style-name="P8"><text:span text:style-name="T12">PROJECTS<text:line-break/></text:span><text:span text:style-name="T12"><draw:custom-shape text:anchor-type="as-char" svg:y="-0.0374in" draw:z-index="3" draw:style-name="gr1" draw:text-style-name="P23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a xlink:type="simple" xlink:href="https://github.com/RamziJabali/tic-tac-toe-android" text:style-name="Internet_20_link" text:visited-style-name="Visited_20_Internet_20_Link"><text:span text:style-name="T2">Tic Tac Toe Android</text:span></text:a><text:span text:style-name="T2">,</text:span><text:span text:style-name="T9"> Android + Kotlin <text:tab/><text:tab/><text:tab/> </text:span><text:span text:style-name="T4"><text:s/><text:tab/><text:tab/><text:tab/><text:tab/><text:tab/><text:tab/> <text:s/></text:span></text:p>
      <text:list xml:id="list901127768" text:continue-numbering="true" text:style-name="L1">
        <text:list-item>
          <text:p text:style-name="P19">Redesigned the popular Tic-Tac-Toe game in Android.</text:p>
        </text:list-item>
        <text:list-item>
          <text:p text:style-name="P19">Used the MVVM architecture. </text:p>
        </text:list-item>
        <text:list-item>
          <text:p text:style-name="P19">Tested using the JUnit and Mockk libraries. </text:p>
        </text:list-item>
      </text:list>
      <text:p text:style-name="P11"><text:a xlink:type="simple" xlink:href="https://github.com/RamziJabali/weather-app-android" text:style-name="Internet_20_link" text:visited-style-name="Visited_20_Internet_20_Link"><text:span text:style-name="T2">Weather App Android</text:span></text:a><text:span text:style-name="T2">,</text:span><text:span text:style-name="T9"> Android + Kotlin <text:tab/><text:tab/><text:tab/> </text:span><text:span text:style-name="T4"><text:s/><text:tab/><text:tab/><text:tab/><text:tab/><text:tab/><text:tab/> <text:s/></text:span></text:p>
      <text:list xml:id="list1339013069" text:continue-numbering="true" text:style-name="L1">
        <text:list-item>
          <text:p text:style-name="P19">Created a simple weather application using Retrofit and OkHttp.</text:p>
        </text:list-item>
        <text:list-item>
          <text:p text:style-name="P19">Used the MVVM architecture. </text:p>
        </text:list-item>
        <text:list-item>
          <text:p text:style-name="P19">Tested using the JUnit and Mockk libraries. </text:p>
        </text:list-item>
      </text:list>
      <text:p text:style-name="P11"><text:a xlink:type="simple" xlink:href="https://github.com/RamziJabali/cs-go-android" text:style-name="Internet_20_link" text:visited-style-name="Visited_20_Internet_20_Link"><text:span text:style-name="T2">CS:GO Gun App Android</text:span></text:a><text:span text:style-name="T2">,</text:span><text:span text:style-name="T9"> Android + Java<text:tab/><text:tab/><text:tab/> </text:span><text:span text:style-name="T4"><text:s/><text:tab/><text:tab/><text:tab/><text:tab/><text:tab/><text:tab/> <text:s/></text:span></text:p>
      <text:list xml:id="list1450808707" text:continue-numbering="true" text:style-name="L1">
        <text:list-item>
          <text:p text:style-name="P19">Designed &amp; developed an app that showcased weapons in the popular game Counter Strike.</text:p>
        </text:list-item>
        <text:list-item>
          <text:p text:style-name="P19">Used Json to store gun information &amp; parse it using GSON library.</text:p>
        </text:list-item>
        <text:list-item>
          <text:p text:style-name="P19">Used Material library for CardView that showcases gun's image &amp; basic information.</text:p>
        </text:list-item>
      </text:list>
      <text:p text:style-name="P11"><text:a xlink:type="simple" xlink:href="https://github.com/RamziJabali/data-structures-java" text:style-name="Internet_20_link" text:visited-style-name="Visited_20_Internet_20_Link"><text:span text:style-name="T2">Java Data Structures</text:span></text:a><text:span text:style-name="T2">,</text:span><text:span text:style-name="T9"> Java<text:tab/><text:tab/><text:tab/> </text:span><text:span text:style-name="T4"><text:s/><text:tab/><text:tab/><text:tab/><text:tab/><text:tab/><text:tab/> <text:s/></text:span></text:p>
      <text:list xml:id="list1351905448" text:continue-numbering="true" text:style-name="L1">
        <text:list-item>
          <text:p text:style-name="P19">Redeveloped built in Java data structures such as ArrayList, String, etc.</text:p>
        </text:list-item>
        <text:list-item>
          <text:p text:style-name="P19">Tested using Junit.</text:p>
        </text:list-item>
      </text:list>
      <text:p text:style-name="P9"><text:tab/></text:p>
      <text:p text:style-name="P6">SKILLS</text:p>
      <text:p text:style-name="P7"><draw:custom-shape text:anchor-type="as-char" svg:y="-0.0374in" draw:z-index="2" draw:style-name="gr1" draw:text-style-name="P23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15">Computer Languages:</text:span> Java, Kotlin, C++, HTML, Javascript, Git.</text:p>
      <text:p text:style-name="P3"/>
      <text:p text:style-name="P1"><text:span text:style-name="T15">Frameworks:</text:span> Android.</text:p>
      <text:p text:style-name="P3"/>
      <text:p text:style-name="P1"><text:span text:style-name="T15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1-07-16T10:32:05</dc:date>
    <meta:print-date>2018-05-23T14:54:51</meta:print-date>
    <meta:editing-cycles>196</meta:editing-cycles>
    <meta:editing-duration>P3DT14H18M38S</meta:editing-duration>
    <meta:generator>OpenOffice/4.1.7$Unix OpenOffice.org_project/417m1$Build-9800</meta:generator>
    <dc:creator>Ramzi Eljabali</dc:creator>
    <meta:printed-by>Sami Eljabali</meta:printed-by>
    <meta:document-statistic meta:table-count="0" meta:image-count="0" meta:object-count="0" meta:page-count="1" meta:paragraph-count="47" meta:word-count="341" meta:character-count="2295"/>
  </office:meta>
</office:document-meta>
</file>